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(<text:span text:style-name="T1">id_user</text:span>, username, password)</text:p>
      <text:p text:style-name="Standard">ADVENTURE: (<text:span text:style-name="T1">id_adventure</text:span>, adventure_name, adventure_description, characters)</text:p>
      <text:p text:style-name="Standard">CHARACTER: (<text:span text:style-name="T1">id_character</text:span>, character_name)</text:p>
      <text:p text:style-name="Standard">GAME: (<text:span text:style-name="T1">id_game</text:span>, <text:span text:style-name="T1">i</text:span>d_u<text:span text:style-name="T1">se</text:span>r, <text:span text:style-name="T1">i</text:span>d_<text:span text:style-name="T1">a</text:span>d<text:span text:style-name="T1">v</text:span>e<text:span text:style-name="T1">n</text:span>t<text:span text:style-name="T1">u</text:span>r<text:span text:style-name="T1">e</text:span>, <text:span text:style-name="T1">i</text:span>d_c<text:span text:style-name="T1">ha</text:span>r<text:span text:style-name="T1">a</text:span>c<text:span text:style-name="T1">t</text:span>e<text:span text:style-name="T1">r</text:span>, date)</text:p>
      <text:p text:style-name="Standard">BYSTEP_ADVENTURE: (<text:span text:style-name="T1">id_step</text:span>, answers_in_step, final_step, <text:span text:style-name="T1">i</text:span>d_<text:span text:style-name="T1">a</text:span>d<text:span text:style-name="T1">v</text:span>e<text:span text:style-name="T1">n</text:span>t<text:span text:style-name="T1">u</text:span>r<text:span text:style-name="T1">e</text:span>)</text:p>
      <text:p text:style-name="Standard">ANSWERS_BYSTEP_ADVENTURE: (<text:span text:style-name="T1">id_answer</text:span>, <text:span text:style-name="T1">i</text:span>d_<text:span text:style-name="T1">s</text:span>t<text:span text:style-name="T1">e</text:span>p, description, resolution_answer, next_Step)</text:p>
      <text:p text:style-name="Standard"/>
      <text:p text:style-name="Standard"/>
      <text:p text:style-name="Standard">/*ADVENTURE_HAS_CHARACTERS: (<text:span text:style-name="T1">id_adventure</text:span>, <text:span text:style-name="T1">i</text:span>d_c<text:span text:style-name="T1">ha</text:span>r<text:span text:style-name="T1">a</text:span>c<text:span text:style-name="T1">t</text:span>e<text:span text:style-name="T1">r</text:span>)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document-statistic meta:table-count="0" meta:image-count="0" meta:object-count="0" meta:page-count="1" meta:paragraph-count="7" meta:word-count="32" meta:character-count="427" meta:non-whitespace-character-count="402"/>
  </office:meta>
</office:document-meta>
</file>